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rminus" svg:font-family="Terminus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b43" officeooo:paragraph-rsid="00012b43"/>
    </style:style>
    <style:style style:name="P2" style:family="paragraph" style:parent-style-name="Standard">
      <style:text-properties officeooo:rsid="00012b43" officeooo:paragraph-rsid="00072828"/>
    </style:style>
    <style:style style:name="P3" style:family="paragraph" style:parent-style-name="Standard">
      <style:text-properties officeooo:rsid="00012b43" officeooo:paragraph-rsid="0008e9c8"/>
    </style:style>
    <style:style style:name="P4" style:family="paragraph" style:parent-style-name="Standard">
      <style:text-properties officeooo:rsid="0007af95" officeooo:paragraph-rsid="0007af95"/>
    </style:style>
    <style:style style:name="P5" style:family="paragraph" style:parent-style-name="Standard">
      <style:text-properties officeooo:rsid="000bcf44" officeooo:paragraph-rsid="000bcf44"/>
    </style:style>
    <style:style style:name="P6" style:family="paragraph" style:parent-style-name="Standard">
      <style:text-properties officeooo:rsid="000c3de2" officeooo:paragraph-rsid="000c3de2"/>
    </style:style>
    <style:style style:name="P7" style:family="paragraph" style:parent-style-name="Standard">
      <style:text-properties officeooo:rsid="000dccd3" officeooo:paragraph-rsid="000dccd3"/>
    </style:style>
    <style:style style:name="P8" style:family="paragraph" style:parent-style-name="Standard">
      <style:text-properties officeooo:rsid="000e5356" officeooo:paragraph-rsid="000e5356"/>
    </style:style>
    <style:style style:name="P9" style:family="paragraph" style:parent-style-name="Standard">
      <style:text-properties officeooo:rsid="00072828" officeooo:paragraph-rsid="00072828"/>
    </style:style>
    <style:style style:name="P10" style:family="paragraph" style:parent-style-name="Standard">
      <style:text-properties officeooo:rsid="00120c6d" officeooo:paragraph-rsid="00120c6d"/>
    </style:style>
    <style:style style:name="P11" style:family="paragraph" style:parent-style-name="Standard">
      <style:text-properties fo:color="#800000" officeooo:rsid="00012b43" officeooo:paragraph-rsid="00012b43"/>
    </style:style>
    <style:style style:name="P12" style:family="paragraph" style:parent-style-name="Standard">
      <style:text-properties officeooo:rsid="001562ac" officeooo:paragraph-rsid="001562ac"/>
    </style:style>
    <style:style style:name="P13" style:family="paragraph" style:parent-style-name="Preformatted_20_Text">
      <style:text-properties officeooo:rsid="00057e8e" officeooo:paragraph-rsid="0004ccfd"/>
    </style:style>
    <style:style style:name="P14" style:family="paragraph" style:parent-style-name="Preformatted_20_Text">
      <style:text-properties officeooo:rsid="0014afb3" officeooo:paragraph-rsid="0014afb3"/>
    </style:style>
    <style:style style:name="P15" style:family="paragraph" style:parent-style-name="Standard">
      <style:text-properties officeooo:rsid="000bcf44" officeooo:paragraph-rsid="000bcf44"/>
    </style:style>
    <style:style style:name="P16" style:family="paragraph" style:parent-style-name="Standard">
      <style:text-properties officeooo:rsid="001b9297" officeooo:paragraph-rsid="001b9297"/>
    </style:style>
    <style:style style:name="P17" style:family="paragraph" style:parent-style-name="Standard">
      <style:text-properties officeooo:rsid="000c3de2" officeooo:paragraph-rsid="000c3de2"/>
    </style:style>
    <style:style style:name="T1" style:family="text">
      <style:text-properties officeooo:rsid="0004ccfd"/>
    </style:style>
    <style:style style:name="T2" style:family="text">
      <style:text-properties officeooo:rsid="00072828"/>
    </style:style>
    <style:style style:name="T3" style:family="text">
      <style:text-properties officeooo:rsid="0008e9c8"/>
    </style:style>
    <style:style style:name="T4" style:family="text">
      <style:text-properties officeooo:rsid="000cbf64"/>
    </style:style>
    <style:style style:name="T5" style:family="text">
      <style:text-properties officeooo:rsid="000e5356"/>
    </style:style>
    <style:style style:name="T6" style:family="text">
      <style:text-properties officeooo:rsid="00120c6d"/>
    </style:style>
    <style:style style:name="T7" style:family="text">
      <style:text-properties officeooo:rsid="001264e3"/>
    </style:style>
    <style:style style:name="T8" style:family="text">
      <style:text-properties officeooo:rsid="00137081"/>
    </style:style>
    <style:style style:name="T9" style:family="text">
      <style:text-properties officeooo:rsid="00188cb3"/>
    </style:style>
    <style:style style:name="T10" style:family="text">
      <style:text-properties officeooo:rsid="001b92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 hakerska - „<text:span text:style-name="T1">B4B3L</text:span>” </text:p>
      <text:p text:style-name="P1"/>
      <text:p text:style-name="P1">1. Cele gry- określić!</text:p>
      <text:p text:style-name="P1"/>
      <text:p text:style-name="P1">a) Chodzi po folderach, odpala proste programy… </text:p>
      <text:p text:style-name="P3">Jakie programy?</text:p>
      <text:p text:style-name="P3">-<text:span text:style-name="T3">loguje się, podaje nazwę użytkownika i hasło</text:span></text:p>
      <text:p text:style-name="P1">-skaner portów</text:p>
      <text:p text:style-name="P11">-ls, <text:span text:style-name="T7">cd (nawigacja i wyświetlanie folderów) (priorytet) </text:span></text:p>
      <text:p text:style-name="P12">Może uprościć sterowanie? Menu kontekstowe? </text:p>
      <text:p text:style-name="P1">-telnet</text:p>
      <text:p text:style-name="P1">-<text:span text:style-name="T9">easter egg, o 13:37 niech się coś śmiesznego stanie :D </text:span></text:p>
      <text:p text:style-name="P1"/>
      <text:p text:style-name="P1">b) łączy się z hostami, kradnie pieniądze</text:p>
      <text:p text:style-name="P1">Łączy się z hostem <text:span text:style-name="T6">przez telnet</text:span></text:p>
      <text:p text:style-name="P10">Losowość- musi szybko klikać/pisać (ma ograniczony czas) jeżeli się połączył. Może powinien „zrobić w czasie jakąś małą mini gierkę”? </text:p>
      <text:p text:style-name="P10"/>
      <text:p text:style-name="P10">c) Rozwój</text:p>
      <text:p text:style-name="P10">Rozbudowa sprzętu? Zwiększanie mocy obliczeniowej, żeby kraść więcej? Jakiś sklep do kupowania ulepszeń? Robi się skomplikowanie. To w kolejnym etapie </text:p>
      <text:p text:style-name="P1"/>
      <text:p text:style-name="P1"><text:span text:style-name="T8">d</text:span>) musi szybko pisać (moduł movie-hacker)</text:p>
      <text:p text:style-name="P2">-<text:span text:style-name="T2">wrogowie </text:span></text:p>
      <text:p text:style-name="P9"><text:tab/>-musisz szybko klikac!</text:p>
      <text:p text:style-name="P2"><text:tab/>-<text:span text:style-name="T2">twoim wrogiem jest czas</text:span></text:p>
      <text:p text:style-name="P1"/>
      <text:p text:style-name="P4">2. Technologia <text:span text:style-name="T5">i narzędzia</text:span></text:p>
      <text:p text:style-name="P4">-Pygame</text:p>
      <text:p text:style-name="P4">-Python <text:span text:style-name="T5">2.7, potem będę portował na 3.4- potraktuję to jako dodatkowe wyzwanie</text:span></text:p>
      <text:p text:style-name="P4">-<text:span text:style-name="T4">sceny: prosty silnik, oparty o klasy</text:span></text:p>
      <text:p text:style-name="P4">-<text:span text:style-name="T5">system operacyjny: Linux (Windows/Mac OS X/Android → w przyszłości)</text:span></text:p>
      <text:p text:style-name="P8">-Pycharm</text:p>
      <text:p text:style-name="P8">-Git i Github</text:p>
      <text:p text:style-name="P4"/>
      <text:p text:style-name="P5">3. Szkice i ekrany.</text:p>
      <text:p text:style-name="P7">Splash screen, na starcie</text:p>
      <text:p text:style-name="P5">Menu</text:p>
      <text:p text:style-name="P16">Ustawienia</text:p>
      <text:p text:style-name="P5">Ekran logowania</text:p>
      <text:p text:style-name="P5">Ekran „hakowania”</text:p>
      <text:p text:style-name="P6">Ekran nawigacji</text:p>
      <text:p text:style-name="P6">HUD?</text:p>
      <text:p text:style-name="P6"/>
      <text:p text:style-name="P16">4. Grafika i dźwięk.</text:p>
      <text:p text:style-name="P16">Większość rzeczy robiona samodzielnie. </text:p>
      <text:p text:style-name="P1"/>
      <text:p text:style-name="P13"/>
      <text:p text:style-name="P13">Technologia</text:p>
      <text:p text:style-name="P13">a)Pygame, python</text:p>
      <text:p text:style-name="P13"/>
      <text:p text:style-name="P13">Założenia</text:p>
      <text:p text:style-name="P13"/>
      <text:p text:style-name="P13">I ETAP</text:p>
      <text:p text:style-name="P13"><text:soft-page-break/>pygame_movie_hacker</text:p>
      <text:p text:style-name="P13">Program który "udaje programowanie" tak jak ta stronka </text:p>
      <text:p text:style-name="P13">http://www.hackertyper.com/</text:p>
      <text:p text:style-name="P13">Jest oddzielnym, samodzielnym modułem, może być wykorzystany "sam w sobie" lub być elementem innej gry.</text:p>
      <text:p text:style-name="P13">Oddzielna dokumentacja (ENG)</text:p>
      <text:p text:style-name="P13">SKALOWANIE- stała rozdzielczość tak jak w pokemonach. W pokemonach emulator dodawał taką śmieszną ramkę. </text:p>
      <text:p text:style-name="P13">Ekran podzielić na kratki.</text:p>
      <text:p text:style-name="P13">Każda literka w oddzielnym tilesie (kratku). Będzie można oddzielnie modyfikować kolor każdej litery oraz gliczować ekran.</text:p>
      <text:p text:style-name="P13">Będzie to o wiele trudniejsze :-) </text:p>
      <text:p text:style-name="P13"/>
      <text:p text:style-name="P13"/>
      <text:p text:style-name="P13">II ETAP</text:p>
      <text:p text:style-name="P13">Pseudo logowanie</text:p>
      <text:p text:style-name="P13">Nawigacja po fejkowym systemie plików </text:p>
      <text:p text:style-name="P13">Easter eggs, pasty itp, możliwości jest multum</text:p>
      <text:p text:style-name="P13">ASCII ART</text:p>
      <text:p text:style-name="P13"/>
      <text:p text:style-name="P13">Integracja z wykopem? Psucie strony wykopu w przeglądarce? Może jakimś dodatkiem?*</text:p>
      <text:p text:style-name="P13"/>
      <text:p text:style-name="P13">To na potem*</text:p>
      <text:p text:style-name="P13"/>
      <text:p text:style-name="P13">Pytania</text:p>
      <text:p text:style-name="P13"/>
      <text:p text:style-name="P13">2. Wyzwanie? Zarabianie punktów? Atencji? Kradzieże plusów?</text:p>
      <text:p text:style-name="P13">3. Przeciwnicy, przeciwnik?</text:p>
      <text:p text:style-name="P13">4. Warunki zakończenia gry? Zwycięstwo/przegrana? </text:p>
      <text:p text:style-name="P13"/>
      <text:p text:style-name="P13">Nazywanie procesu (w pythonie) </text:p>
      <text:p text:style-name="P13">http://stackoverflow.com/questions/564695/is-there-a-way-to-change-effective-process-name-in-python</text:p>
      <text:p text:style-name="P13"/>
      <text:p text:style-name="P13">Inspiracje</text:p>
      <text:p text:style-name="P13">http://codegolf.stackexchange.com/questions/30322/make-it-look-like-im-working</text:p>
      <text:p text:style-name="P13">http://www.hackertyper.com/</text:p>
      <text:p text:style-name="P13">https://github.com/arscan/encom-boardroom </text:p>
      <text:p text:style-name="P13"/>
      <text:p text:style-name="P14">https://zestyr.itch.io/no-hackers-sky</text:p>
      <text:p text:style-name="P13"/>
      <text:p text:style-name="P13"/>
      <text:p text:style-name="P1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rminus" svg:font-family="Terminus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8:55.867982697</meta:creation-date>
    <dc:date>2016-03-03T14:42:53.272703147</dc:date>
    <meta:editing-duration>P1DT23H9M55S</meta:editing-duration>
    <meta:editing-cycles>21</meta:editing-cycles>
    <meta:generator>LibreOffice/5.0.3.2$Linux_X86_64 LibreOffice_project/00m0$Build-2</meta:generator>
    <meta:document-statistic meta:table-count="0" meta:image-count="0" meta:object-count="0" meta:page-count="2" meta:paragraph-count="67" meta:word-count="310" meta:character-count="2438" meta:non-whitespace-character-count="2177"/>
  </office:meta>
</office:document-meta>
</file>